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officeooo:paragraph-rsid="001de61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#fffff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text:span text:style-name="T2">Where const variables[Read-Only] are stored</text:span>?<text:line-break/>Ans: const variables are stored in text/code segment<text:line-break/><text:span text:style-name="T2">2.Where static variables are stored?</text:span><text:line-break/>Ans: static variables are stored in data segment<text:line-break/><text:span text:style-name="T2">3.Where do x,y,z,m,k,t store in Memory in below code?</text:span><text:line-break/><text:line-break/>int x; <text:tab/>//uninitialized Global variables stores in uninitialized data segment[BSS]<text:line-break/>int t=10;<text:tab/>/initialized Global variable stores in initialized data segment <text:line-break/><text:line-break/>int main()<text:line-break/>{<text:line-break/><text:tab/>static int y;<text:tab/> //unitialized static variable stores in uninitialized data segment[BSS]<text:line-break/><text:tab/>static int m =20;<text:tab/>//initialized static variable stores in initialized data segment <text:line-break/><text:tab/>const int k=10; <text:tab/>// Read only type stored in text/code segment<text:line-break/><text:tab/>int z; <text:tab/>//local variables store in stack memory<text:line-break/>}<text:line-break/><text:line-break/><text:line-break/><text:span text:style-name="T2">2.Without deleting the memory,How can we allocate the memory?</text:span><text:line-break/><text:tab/>Ans: int *ptr = (int*)realloc(ptr,size);<text:line-break/>3.<text:span text:style-name="T2">Main function itself is a thread,so whenever we run other threads from main,use pthread_join() to join working threads with the main thread</text:span><text:line-break/></text:p>
      <text:p text:style-name="P2"><text:span text:style-name="T2">4.Memory allocated in </text:span><text:line-break/><text:tab/>a)constructor is freed in destructor<text:line-break/><text:tab/>b)copy constructor is freed in destructor<text:line-break/><text:tab/>c)assignment operator is freed in destructor<text:line-break/><text:span text:style-name="T4">NOTE</text:span>:We can use the same destructor for all member functions of the class<text:line-break/>Deep copy of one object to other is done in copy constructor and assignment operator<text:line-break/><text:line-break/><text:span text:style-name="T2">5.Does compiler provided copy constructor and assignment operator have Deep copy?</text:span><text:line-break/><text:span text:style-name="T4">Ans:</text:span><text:line-break/><text:tab/>No, they have only shallow copy<text:line-break/><text:tab/>we have to define our own deep copy for this members<text:line-break/><text:line-break/><text:span text:style-name="T2">6.Does compiler provided copy constructor and assignment operator have self assignment check?<text:line-break/> Ans:</text:span><text:line-break/><text:tab/>Copy constructor does not need self assignment check,since compiler throws <text:span text:style-name="T1">redeclaration <text:tab/>Error</text:span> ,x a(2),a=a;<text:line-break/><text:tab/>Compiler provided assignment operator does not have self assignment check,we need to <text:tab/>define self assignment check condition<text:line-break/><text:tab/>if(this != &amp;obj)<text:line-break/><text:tab/>{<text:line-break/><text:tab/>}<text:line-break/><text:tab/>return *this;<text:line-break/><text:tab/> <text:line-break/><text:span text:style-name="T2">7.Implement String class with all members[Cons,Parameterized cons,Copy cons,Assignment Operator] with i/p string "Global" .<text:line-break/></text:span></text:p>
      <text:p text:style-name="P2"><text:soft-page-break/><text:line-break/><text:span text:style-name="T2">8.Can we do obj=obj for copy constructor? </text:span><text:line-break/><text:tab/>No, the compiler throws error saying re-declaration of same object<text:line-break/><text:tab/>We can avoid this using self assignment check in Assignment operator<text:line-break/><text:line-break/><text:span text:style-name="T2">9. Difference b/w Copy constructor and Assignment Operator ?</text:span><text:line-break/><text:span text:style-name="T4">Copy constructor:</text:span><text:line-break/><text:tab/>=&gt;We need to write our own Deep copy code for preventing default shallow copy of objects[which leads to segmentation fault]<text:line-break/><text:tab/>=&gt;we cannot do obj=obj,compiler throws error saying re-declaration of same object,So no self assignment check condition<text:line-break/><text:tab/>=&gt;It does not return anything<text:line-break/><text:tab/>=&gt;It allows Initializer list<text:line-break/><text:line-break/><text:span text:style-name="T4">Assignment Operator:</text:span><text:line-break/><text:tab/>=&gt;We need to write our own Deep copy code for preventing default shallow copy of objects[which leads to segmentation fault]<text:line-break/><text:tab/>=&gt;We need to write our own self assignment check condition[if(this != &amp;obj)] to prevent same object[obj=obj] initialization[which leads to Memory wastage for the entire class creation]<text:line-break/><text:tab/>=&gt;It returns *this,this,*temp,&amp;temp<text:line-break/><text:tab/>=&gt;It does not allow initializer list<text:line-break/><text:line-break/><text:span text:style-name="T2">10.Example for using initializer list for copy constructor[Mandatory for const and reference variables]</text:span><text:line-break/>class A<text:line-break/>{<text:line-break/><text:tab/>int x;<text:line-break/><text:tab/>const int y;<text:line-break/><text:tab/>public:<text:line-break/><text:tab/>A(int a,int b):a),y(b)<text:line-break/><text:tab/>{<text:line-break/><text:tab/>cout&lt;&lt;x&lt;&lt;","&lt;&lt;y&lt;&lt;endl;<text:line-break/><text:tab/>}<text:line-break/><text:line-break/><text:tab/>A(const A &amp;obj):obj.x),y(obj.y)<text:line-break/><text:tab/>//A(const A &amp;obj):A(obj.x,obj.y) //Calling Parameterized constructor using Copy <text:tab/>constructor<text:line-break/><text:tab/>{<text:line-break/><text:tab/>cout&lt;&lt;x&lt;&lt;","&lt;&lt;y&lt;&lt;endl;<text:line-break/><text:tab/>}<text:line-break/><text:tab/><text:line-break/><text:tab/>A&amp; operator =(const A &amp;obj)<text:line-break/><text:tab/>{<text:line-break/><text:tab/>x=obj.x;<text:line-break/><text:tab/>//y=obj.y;<text:line-break/><text:tab/>return *this;<text:line-break/><text:tab/>}<text:line-break/>};<text:line-break/><text:line-break/>int main()<text:line-break/>{<text:line-break/><text:tab/>A k(2,3),l(k);<text:line-break/><text:soft-page-break/>}<text:line-break/><text:line-break/><text:span text:style-name="T2">11.What is passed in catch block arguments?value or reference? If value then explain why?</text:span><text:line-break/><text:line-break/><text:span text:style-name="T2">12.Difference b/w size() and capacity() in vector?<text:line-break/>13.How does vector allocate memory?<text:line-break/>14.How to find duplicate value related keys in map?<text:line-break/>15.How to find duplicate keys in multimap?<text:line-break/>16.How to create map for class?<text:line-break/>17.Difference between static_cast and normal casting?<text:line-break/>18.What is the main use of initializer list?<text:line-break/>19.Name the containers[sequential and associative] that use index [] and function at() access?</text:span><text:line-break/><text:tab/>Ans:<text:span text:style-name="T6">vector,deque,map</text:span><text:line-break/><text:line-break/><text:span text:style-name="T2">20.Push(),Pop() and Emplace() API's are used only for which containers?</text:span><text:line-break/>Ans: Sequence containers like vector,deque, list,forward_list<text:line-break/><text:line-break/><text:span text:style-name="T2">21.Name the containers which store the elements in contiguous memory?</text:span><text:line-break/>Ans:vector and deque<text:line-break/><text:line-break/><text:span text:style-name="T2">22.What is the difference b/w vector and forward_list?</text:span><text:line-break/>vector:<text:line-break/><text:tab/>Insertion/deletion at back side<text:line-break/><text:tab/>Stores elements in contiguous memory<text:line-break/><text:tab/>forward_list:<text:line-break/><text:tab/>Insertion/deletion at front side<text:line-break/><text:tab/>Stores elements in non-contiguous memory<text:line-break/><text:line-break/><text:span text:style-name="T2">23.How to traverse in reverse in the containers?</text:span><text:line-break/>Ans: Use iterator with rbegin(),rend()<text:line-break/><text:line-break/><text:span text:style-name="T2">24.Name the member functions or API's that return iterators ?</text:span><text:line-break/><text:tab/>Ans:begin()/rbegin()/cbegin()/crbegin() -returns the iterator/reverse iterator/const iterator pointing to the first element<text:line-break/><text:tab/> end()/rend()/cend()/crend() -returns iterator/reverse iterator/const iterator pointing to the last element<text:line-break/><text:tab/> find()<text:line-break/><text:tab/> lower_bound()<text:line-break/><text:tab/> upper_bound()<text:line-break/>Eg:<text:line-break/><text:tab/>it =m.begin()<text:line-break/><text:tab/>it =m.end()<text:line-break/><text:tab/>it = m.find()<text:line-break/><text:tab/>erase(it); //Only API that takes iterator as input parameter<text:line-break/><text:tab/>it =m.upper_bound()-&gt;first/second<text:line-break/><text:tab/>it = m.lower_bound()-&gt;first/second<text:line-break/><text:line-break/><text:span text:style-name="T2">25.Difference between emplace_front() and push_front(),emplace_back() and push_back()</text:span><text:line-break/><text:tab/>push_front()- This does not directly place the element in the container,<text:line-break/><text:tab/>It first creates a temporary memory,copies the element to it and then places it in the container<text:line-break/><text:tab/>emplace_front()-This directly places the element in the container and takes less time <text:soft-page-break/>compared to push_front()<text:line-break/><text:tab/>This same explanation is applicable to emplace_back() and push_back()<text:line-break/><text:line-break/><text:span text:style-name="T2">26.Explain emplace() and splice() </text:span><text:line-break/><text:tab/>emplace(position,value) -used to insert values at specific position of same container<text:line-break/>splice(position,containerobject)-It transfers/moves complete data of 1 container after specific position of existing container<text:line-break/><text:line-break/><text:span text:style-name="T2">27.Name the libraries used in map/multimap,set/multiset,list/forward_list,vector/deque</text:span><text:line-break/><text:tab/>map/multimap -#include&lt;map&gt;<text:line-break/><text:tab/>set/multiset -#include&lt;set&gt;<text:line-break/><text:tab/>list -#include&lt;list&gt;<text:line-break/><text:tab/>forward_list -#include&lt;forward_list&gt;<text:line-break/><text:tab/>vector -#include&lt;vector&gt;<text:line-break/><text:tab/>deque -#include&lt;deque&gt;<text:line-break/><text:line-break/><text:span text:style-name="T2">28. Common API's used exclusively for list and forward_list</text:span><text:line-break/><text:tab/>unique()<text:line-break/><text:tab/>merge()<text:line-break/><text:tab/>sort()<text:line-break/><text:tab/><text:span text:style-name="T1">splice()</text:span><text:line-break/><text:tab/>reverse()<text:line-break/><text:tab/>remove()<text:line-break/><text:tab/>remove_if()<text:line-break/><text:tab/><text:line-break/><text:span text:style-name="T2">29.How to remove duplicate nodes in list?</text:span><text:line-break/>Ans: unique()<text:line-break/><text:line-break/><text:span text:style-name="T2">30.Common API's used in map and multimap,set and multiset</text:span><text:line-break/><text:tab/>find() <text:line-break/><text:tab/>count() -returns the Count of no. of times a number is repeating<text:line-break/><text:tab/>lower_bound()<text:line-break/><text:tab/>upper_bound()<text:line-break/><text:tab/>equal_range()<text:line-break/><text:line-break/>31.Difference b/w upper_bound(x) and lower_bound(x)?<text:line-break/><text:tab/>upper_bound(x) -It returns the iterator pointing to after x<text:line-break/><text:tab/>lower_bound(x) -It returns the iterator pointing to x<text:line-break/><text:line-break/>32.What is the default order of set and multiset?<text:line-break/>Ans: Both are in Ascending order only. The only difference is multiset will have duplicate values<text:line-break/><text:line-break/>33.How to traverse in Single,double,circular linked lists?<text:line-break/>Ans:node-&gt;next;<text:line-break/><text:tab/> node-&gt;prev;</text:p>
      <text:p text:style-name="P1">34.Can we create one container from the other of same type? use copy constructor,range based constructor<text:line-break/>vector&lt;int&gt;v1;<text:line-break/><text:line-break/>vector&lt;int&gt;v2(v1); //vector&lt;int&gt;v2(v1.begin(),v1.end());<text:line-break/><text:tab/> (or)<text:line-break/><text:soft-page-break/>vector&lt;int&gt;v2;<text:line-break/><text:tab/>v2=v1;<text:line-break/><text:line-break/>35.How to get the elements printed, when you pop the elements in sequence containers?<text:line-break/>Ans:<text:line-break/>for(int i=0;i&lt;v.size();i++)<text:line-break/>{<text:line-break/><text:tab/>cout&lt;&lt;v.back(); //vectors,deque,list<text:line-break/>pop_back();<text:line-break/>}<text:line-break/><text:line-break/>for(int i=0;i&lt;v.size();i++)<text:line-break/>{<text:line-break/><text:tab/>cout&lt;&lt;v.front(); //forward_list,deque,list<text:line-break/><text:tab/>pop_front();<text:line-break/>}<text:line-break/></text:p>
      <text:p text:style-name="Standard">35.How to pass array to a vector</text:p>
      <text:p text:style-name="Standard">eg:</text:p>
      <text:p text:style-name="Standard"> <text:tab/>int x[]={2,4,6,7};</text:p>
      <text:p text:style-name="Standard"><text:tab/>vector&lt;int&gt;v(x,x+4);</text:p>
      <text:p text:style-name="Standard"><text:tab/>v.insert(v.begin(),5);<text:tab/> //inserting/replacing index 0 with 5</text:p>
      <text:p text:style-name="Standard"><text:tab/>v.insert(v.begin()+1,3);<text:tab/>//inserting/replacing index 1 with 3</text:p>
      <text:p text:style-name="Standard"><text:tab/>v.erase(v.begin());<text:tab/>//delete 0th index</text:p>
      <text:p text:style-name="Standard"><text:tab/>v.erase(v.end());<text:tab/>//delete last index</text:p>
      <text:p text:style-name="P3"><text:tab/>v.erase(v.end()-1);<text:tab/>//delete index before last element</text:p>
      <text:p text:style-name="Standard"><text:line-break/>36.How to traverse in BST?<text:line-break/>Ans: There are 3ways to traverse in BST<text:line-break/><text:tab/>Preorder[root,root-&gt;left,root-&gt;right]<text:line-break/><text:tab/>Inorder[root-&gt;left,root,root-&gt;right]<text:line-break/><text:tab/>Postorder[root-&gt;left,root-&gt;right,root]<text:line-break/><text:line-break/>Few questions:<text:line-break/>Can we pass map to map?<text:line-break/>Can we pass vector/list/set to map?<text:line-break/><text:line-break/>Additional Info:<text:line-break/>Vector/Stack <text:line-break/>Deque/Queue <text:line-break/>List/DLL<text:line-break/>forward_list/SLL<text:line-break/>set/multiset, map/multimap -BST<text:line-break/>Iterator/Pointer<text:line-break/>Algorithms:<text:line-break/>search()[Linear,Binary] -2<text:line-break/>sort(),merge()[Quick Sort,Bubble Sort,Selection Sort,Insertion Sort,Merge Sort,Heap Sort] -6<text:line-break/>find()<text:line-break/>coun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8:59:45.666988041</meta:creation-date>
    <dc:date>2017-12-16T09:10:03.815581561</dc:date>
    <meta:editing-duration>P0D</meta:editing-duration>
    <meta:editing-cycles>1</meta:editing-cycles>
    <meta:document-statistic meta:table-count="0" meta:image-count="0" meta:object-count="0" meta:page-count="5" meta:paragraph-count="14" meta:word-count="1035" meta:character-count="8018" meta:non-whitespace-character-count="6827"/>
    <meta:generator>LibreOffice/4.2.8.2$Linux_X86_64 LibreOffice_project/420m0$Build-2</meta:generator>
  </office:meta>
</office:document-meta>
</file>